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ourier New" fo:font-size="11pt" fo:language="en" fo:country="US" style:font-name-asian="Courier New" style:font-size-asian="11pt" style:font-name-complex="Courier New" style:font-size-complex="11pt"/>
    </style:style>
    <style:style style:name="P2" style:family="paragraph" style:parent-style-name="Standard">
      <style:paragraph-properties style:text-autospace="none"/>
      <style:text-properties style:font-name="Courier New" fo:font-size="11pt" fo:language="en" fo:country="US" fo:font-weight="bold" style:font-name-asian="Courier New" style:font-size-asian="11pt" style:font-weight-asian="bold" style:font-name-complex="Courier New" style:font-size-complex="11pt" style:font-weight-complex="bold"/>
    </style:style>
    <style:style style:name="P3" style:family="paragraph" style:parent-style-name="Standard">
      <style:paragraph-properties style:text-autospace="none"/>
      <style:text-properties style:font-name="Courier New" fo:font-size="11pt" fo:language="en" fo:country="US" fo:font-weight="bold" style:font-name-asian="Courier New" style:font-size-asian="11pt" style:font-weight-asian="bold" style:font-name-complex="Courier New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No.3</text:p>
      <text:p text:style-name="P2"/>
      <text:p text:style-name="P2">A) Inserting record into table :</text:p>
      <text:p text:style-name="P1"/>
      <text:p text:style-name="P1">--&gt; Inserting single row :</text:p>
      <text:p text:style-name="P1">mysql&gt; insert into Employee values(1122,'Samir','1991-02-22',40000,'Nashik');</text:p>
      <text:p text:style-name="P1">Query OK, 1 row affected (0.02 sec)</text:p>
      <text:p text:style-name="P1">mysql&gt; insert into Employee values(1123,'Ajay','1992-05-25',45000,'Nashik');</text:p>
      <text:p text:style-name="P1">Query OK, 1 row affected (0.03 sec)</text:p>
      <text:p text:style-name="P1">mysql&gt; insert into Employee values(1124,'Joy','1990-03-15',45000,'Pune');</text:p>
      <text:p text:style-name="P1">Query OK, 1 row affected (0.02 sec)</text:p>
      <text:p text:style-name="P1">mysql&gt; select * from Employee;</text:p>
      <text:p text:style-name="P1"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2 | Samir <text:s text:c="3"/>| 1991-02-22 | <text:s/>40000 | Nashik <text:s/>|</text:p>
      <text:p text:style-name="P1">| <text:s text:c="2"/>1123 | Ajay <text:s text:c="4"/>| 1992-05-25 | <text:s/>45000 | Nashik <text:s/>|</text:p>
      <text:p text:style-name="P1">| <text:s text:c="2"/>1124 | Joy <text:s text:c="5"/>| 1990-03-15 | <text:s/>45000 | Pune <text:s text:c="3"/>|</text:p>
      <text:p text:style-name="P1">+--------+----------+------------+--------+---------+</text:p>
      <text:p text:style-name="P1">3 rows in set (0.01 sec)</text:p>
      <text:p text:style-name="P1"/>
      <text:p text:style-name="P1">--&gt; Inserting data from another table :</text:p>
      <text:p text:style-name="P1">mysql&gt; insert into Salary select emp_id, emp_name, salary from Employee;</text:p>
      <text:p text:style-name="P1">Query OK, 5 rows affected (0.02 sec)</text:p>
      <text:p text:style-name="P1">Records: 5 <text:s/>Duplicates: 0 <text:s/>Warnings: 0</text:p>
      <text:p text:style-name="P1">mysql&gt; select * from Salary;</text:p>
      <text:p text:style-name="P1">+--------+----------+--------+</text:p>
      <text:p text:style-name="P1">| emp_id | emp_name | salary |</text:p>
      <text:p text:style-name="P1">+--------+----------+--------+</text:p>
      <text:p text:style-name="P1">| <text:s text:c="2"/>1122 | Samir <text:s text:c="3"/>| <text:s/>40000 |</text:p>
      <text:p text:style-name="P1">| <text:s text:c="2"/>1123 | Ajay <text:s text:c="4"/>| <text:s/>45000 |</text:p>
      <text:p text:style-name="P1">| <text:s text:c="2"/>1124 | Joy <text:s text:c="5"/>| <text:s/>43000 |</text:p>
      <text:p text:style-name="P1">| <text:s text:c="2"/>1125 | Ramesh <text:s text:c="2"/>| <text:s/>33000 |</text:p>
      <text:p text:style-name="P1">| <text:s text:c="2"/>1126 | Paresh <text:s text:c="2"/>| <text:s/>33000 |</text:p>
      <text:p text:style-name="P1">+--------+----------+--------+</text:p>
      <text:p text:style-name="P1">5 rows in set (0.00 sec)</text:p>
      <text:p text:style-name="P1"/>
      <text:p text:style-name="P2">B) Retriving data from table :</text:p>
      <text:p text:style-name="P1">mysql&gt; select * from Salary;</text:p>
      <text:p text:style-name="P1">+--------+----------+--------+</text:p>
      <text:p text:style-name="P1">| emp_id | emp_name | salary |</text:p>
      <text:p text:style-name="P1">+--------+----------+--------+</text:p>
      <text:p text:style-name="P1">| <text:s text:c="2"/>1122 | Samir <text:s text:c="3"/>| <text:s/>40000 |</text:p>
      <text:p text:style-name="P1">| <text:s text:c="2"/>1123 | Ajay <text:s text:c="4"/>| <text:s/>45000 |</text:p>
      <text:p text:style-name="P1">| <text:s text:c="2"/>1124 | Joy <text:s text:c="5"/>| <text:s/>43000 |</text:p>
      <text:p text:style-name="P1">| <text:s text:c="2"/>1125 | Ramesh <text:s text:c="2"/>| <text:s/>33000 |</text:p>
      <text:p text:style-name="P1">| <text:s text:c="2"/>1126 | Paresh <text:s text:c="2"/>| <text:s/>33000 |</text:p>
      <text:p text:style-name="P1">+--------+----------+--------+</text:p>
      <text:p text:style-name="P1">5 rows in set (0.00 sec)</text:p>
      <text:p text:style-name="P2">--&gt; Where clause :</text:p>
      <text:p text:style-name="P1">mysql&gt; select * from Salary where salary &gt; 40000;</text:p>
      <text:p text:style-name="P1">+--------+----------+--------+</text:p>
      <text:p text:style-name="P1"><text:soft-page-break/>| emp_id | emp_name | salary |</text:p>
      <text:p text:style-name="P1">+--------+----------+--------+</text:p>
      <text:p text:style-name="P1">| <text:s text:c="2"/>1123 | Ajay <text:s text:c="4"/>| <text:s/>45000 |</text:p>
      <text:p text:style-name="P1">| <text:s text:c="2"/>1124 | Joy <text:s text:c="5"/>| <text:s/>43000 |</text:p>
      <text:p text:style-name="P1">+--------+----------+--------+</text:p>
      <text:p text:style-name="P1">2 rows in set (0.01 sec)</text:p>
      <text:p text:style-name="P1">mysql&gt; select * from Salary where salary &lt; 45000 and salary &gt; 35000;</text:p>
      <text:p text:style-name="P1">+--------+----------+--------+</text:p>
      <text:p text:style-name="P1">| emp_id | emp_name | salary |</text:p>
      <text:p text:style-name="P1">+--------+----------+--------+</text:p>
      <text:p text:style-name="P1">| <text:s text:c="2"/>1122 | Samir <text:s text:c="3"/>| <text:s/>40000 |</text:p>
      <text:p text:style-name="P1">| <text:s text:c="2"/>1124 | Joy <text:s text:c="5"/>| <text:s/>43000 |</text:p>
      <text:p text:style-name="P1">+--------+----------+--------+</text:p>
      <text:p text:style-name="P1">2 rows in set (0.00 sec)</text:p>
      <text:p text:style-name="P1">mysql&gt; select * from Employee where address = 'nashik';</text:p>
      <text:p text:style-name="P1"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2 | Samir <text:s text:c="3"/>| 1991-02-22 | <text:s/>40000 | Nashik <text:s/>|</text:p>
      <text:p text:style-name="P1">| <text:s text:c="2"/>1123 | Ajay <text:s text:c="4"/>| 1992-05-25 | <text:s/>45000 | Nashik <text:s/>|</text:p>
      <text:p text:style-name="P1">+--------+----------+------------+--------+---------+</text:p>
      <text:p text:style-name="P1">2 rows in set (0.01 sec)</text:p>
      <text:p text:style-name="P2">--&gt; Distinct clause :</text:p>
      <text:p text:style-name="P1">mysql&gt; select distinct(address) from Employee;</text:p>
      <text:p text:style-name="P1">+---------+</text:p>
      <text:p text:style-name="P1">| address |</text:p>
      <text:p text:style-name="P1">+---------+</text:p>
      <text:p text:style-name="P1">| Nashik <text:s/>|</text:p>
      <text:p text:style-name="P1">| Pune <text:s text:c="3"/>|</text:p>
      <text:p text:style-name="P1">| Mumbai <text:s/>|</text:p>
      <text:p text:style-name="P1">+---------+</text:p>
      <text:p text:style-name="P1">3 rows in set (0.02 sec)</text:p>
      <text:p text:style-name="P2">--&gt; Order by clause :</text:p>
      <text:p text:style-name="P1">mysql&gt; select emp_id, emp_name, salary from Employee order by salary;</text:p>
      <text:p text:style-name="P1">+--------+----------+--------+</text:p>
      <text:p text:style-name="P1">| emp_id | emp_name | salary |</text:p>
      <text:p text:style-name="P1">+--------+----------+--------+</text:p>
      <text:p text:style-name="P1">| <text:s text:c="2"/>1125 | Ramesh <text:s text:c="2"/>| <text:s/>33000 |</text:p>
      <text:p text:style-name="P1">| <text:s text:c="2"/>1126 | Paresh <text:s text:c="2"/>| <text:s/>33000 |</text:p>
      <text:p text:style-name="P1">| <text:s text:c="2"/>1122 | Samir <text:s text:c="3"/>| <text:s/>40000 |</text:p>
      <text:p text:style-name="P1">| <text:s text:c="2"/>1124 | Joy <text:s text:c="5"/>| <text:s/>43000 |</text:p>
      <text:p text:style-name="P1">| <text:s text:c="2"/>1123 | Ajay <text:s text:c="4"/>| <text:s/>45000 |</text:p>
      <text:p text:style-name="P1">+--------+----------+--------+</text:p>
      <text:p text:style-name="P1">5 rows in set (0.00 sec)</text:p>
      <text:p text:style-name="P1">mysql&gt; select emp_id, emp_name, dob from Employee order by dob;</text:p>
      <text:p text:style-name="P1">+--------+----------+------------+</text:p>
      <text:p text:style-name="P1">| emp_id | emp_name | dob <text:s text:c="7"/>|</text:p>
      <text:p text:style-name="P1">+--------+----------+------------+</text:p>
      <text:p text:style-name="P1">| <text:s text:c="2"/>1125 | Ramesh <text:s text:c="2"/>| 1990-03-05 |</text:p>
      <text:p text:style-name="P1">| <text:s text:c="2"/>1124 | Joy <text:s text:c="5"/>| 1990-03-15 |</text:p>
      <text:p text:style-name="P1">| <text:s text:c="2"/>1122 | Samir <text:s text:c="3"/>| 1991-02-22 |</text:p>
      <text:p text:style-name="P1">| <text:s text:c="2"/>1123 | Ajay <text:s text:c="4"/>| 1992-05-25 |</text:p>
      <text:p text:style-name="P1">| <text:s text:c="2"/>1126 | Paresh <text:s text:c="2"/>| 1994-08-17 |</text:p>
      <text:p text:style-name="P1">+--------+----------+------------+</text:p>
      <text:p text:style-name="P1"><text:soft-page-break/>5 rows in set (0.01 sec)</text:p>
      <text:p text:style-name="P2">C) Updating data in table :</text:p>
      <text:p text:style-name="P1">mysql&gt; select * from Employee;</text:p>
      <text:p text:style-name="P1"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2 | Samir <text:s text:c="3"/>| 1991-02-22 | <text:s/>40000 | Nashik <text:s/>|</text:p>
      <text:p text:style-name="P1">| <text:s text:c="2"/>1123 | Ajay <text:s text:c="4"/>| 1992-05-25 | <text:s/>45000 | Nashik <text:s/>|</text:p>
      <text:p text:style-name="P1">| <text:s text:c="2"/>1124 | Joy <text:s text:c="5"/>| 1990-03-15 | <text:s/>43000 | Pune <text:s text:c="3"/>|</text:p>
      <text:p text:style-name="P1">| <text:s text:c="2"/>1125 | Ramesh <text:s text:c="2"/>| 1990-03-05 | <text:s/>33000 | Mumbai <text:s/>|</text:p>
      <text:p text:style-name="P1">| <text:s text:c="2"/>1126 | Paresh <text:s text:c="2"/>| 1994-08-17 | <text:s/>33000 | Mumbai <text:s/>|</text:p>
      <text:p text:style-name="P1">+--------+----------+------------+--------+---------+</text:p>
      <text:p text:style-name="P1">5 rows in set (0.00 sec)</text:p>
      <text:p text:style-name="P1">mysql&gt; update Employee set salary = 50000 where emp_id=1124;</text:p>
      <text:p text:style-name="P1">Query OK, 1 row affected (0.03 sec)</text:p>
      <text:p text:style-name="P1">Rows matched: 1 <text:s/>Changed: 1 <text:s/>Warnings: 0</text:p>
      <text:p text:style-name="P1">mysql&gt; select * from Employee where emp_id = 1124;</text:p>
      <text:p text:style-name="P1"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4 | Joy <text:s text:c="5"/>| 1990-03-15 | <text:s/>50000 | Pune <text:s text:c="3"/>|</text:p>
      <text:p text:style-name="P1">+--------+----------+------------+--------+---------+</text:p>
      <text:p text:style-name="P1">1 row in set (0.01 sec)</text:p>
      <text:p text:style-name="P1">mysql&gt; update Employee set address = 'Pune' where emp_name = 'Samir';</text:p>
      <text:p text:style-name="P1">Query OK, 1 row affected (0.03 sec)</text:p>
      <text:p text:style-name="P1">Rows matched: 1 <text:s/>Changed: 1 <text:s/>Warnings: 0</text:p>
      <text:p text:style-name="P1">mysql&gt; select * from Employee where emp_name = 'Samir';</text:p>
      <text:p text:style-name="P1"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2 | Samir <text:s text:c="3"/>| 1991-02-22 | <text:s/>40000 | Pune <text:s text:c="3"/>|</text:p>
      <text:p text:style-name="P1">+--------+----------+------------+--------+---------+</text:p>
      <text:p text:style-name="P1">1 row in set (0.01 sec)</text:p>
      <text:p text:style-name="P2">D) Delete records from table :</text:p>
      <text:p text:style-name="P1">mysql&gt; delete from Employee where emp_id = 1126;</text:p>
      <text:p text:style-name="P1">Query OK, 1 row affected (0.04 sec)</text:p>
      <text:p text:style-name="P1">mysql&gt; delete from Employee where emp_name = 'Joy';</text:p>
      <text:p text:style-name="P1">Query OK, 1 row affected (0.03 sec)</text:p>
      <text:p text:style-name="P1">mysql&gt; select * from Employee;</text:p>
      <text:p text:style-name="P1"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2 | Samir <text:s text:c="3"/>| 1991-02-22 | <text:s/>40000 | Pune <text:s text:c="3"/>|</text:p>
      <text:p text:style-name="P1">| <text:s text:c="2"/>1123 | Ajay <text:s text:c="4"/>| 1992-05-25 | <text:s/>45000 | Nashik <text:s/>|</text:p>
      <text:p text:style-name="P1">| <text:s text:c="2"/>1125 | Ramesh <text:s text:c="2"/>| 1990-03-05 | <text:s/>33000 | Mumbai <text:s/>|</text:p>
      <text:p text:style-name="P1">+--------+----------+------------+--------+---------+</text:p>
      <text:p text:style-name="P1">3 rows in set (0.01 sec)</text:p>
      <text:p text:style-name="P1"/>
      <text:p text:style-name="P2">## <text:s/>Operators <text:s/>##</text:p>
      <text:p text:style-name="P1"/>
      <text:p text:style-name="P2">--&gt; Between predicate :</text:p>
      <text:p text:style-name="P1">mysql&gt; select * from Employee where salary between 40000 and 50000;</text:p>
      <text:p text:style-name="P1">+--------+----------+------------+--------+---------+</text:p>
      <text:p text:style-name="P1">| emp_id | emp_name | dob <text:s text:c="7"/>| salary | address |</text:p>
      <text:p text:style-name="P1"><text:soft-page-break/>+--------+----------+------------+--------+---------+</text:p>
      <text:p text:style-name="P1">| <text:s text:c="2"/>1122 | Samir <text:s text:c="3"/>| 1991-02-22 | <text:s/>40000 | Pune <text:s text:c="3"/>|</text:p>
      <text:p text:style-name="P1">| <text:s text:c="2"/>1123 | Ajay <text:s text:c="4"/>| 1992-05-25 | <text:s/>45000 | Nashik <text:s/>|</text:p>
      <text:p text:style-name="P1">| <text:s text:c="2"/>1126 | Paresh <text:s text:c="2"/>| 1994-07-14 | <text:s/>50000 | Mumbai <text:s/>|</text:p>
      <text:p text:style-name="P1">+--------+----------+------------+--------+---------+</text:p>
      <text:p text:style-name="P1">3 rows in set (0.01 sec)</text:p>
      <text:p text:style-name="P1">mysql&gt; select * from Employee where emp_id between 1123 and 1126;</text:p>
      <text:p text:style-name="P1"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3 | Ajay <text:s text:c="4"/>| 1992-05-25 | <text:s/>45000 | Nashik <text:s/>|</text:p>
      <text:p text:style-name="P1">| <text:s text:c="2"/>1125 | Ramesh <text:s text:c="2"/>| 1990-03-05 | <text:s/>33000 | Mumbai <text:s/>|</text:p>
      <text:p text:style-name="P1">| <text:s text:c="2"/>1126 | Paresh <text:s text:c="2"/>| 1994-07-14 | <text:s/>50000 | Mumbai <text:s/>|</text:p>
      <text:p text:style-name="P1">+--------+----------+------------+--------+---------+</text:p>
      <text:p text:style-name="P1">3 rows in set (0.02 sec)</text:p>
      <text:p text:style-name="P2">--&gt; In predicate :</text:p>
      <text:p text:style-name="P1">mysql&gt; select * from Employee where salary in(40000,45000);</text:p>
      <text:p text:style-name="P1"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2 | Samir <text:s text:c="3"/>| 1991-02-22 | <text:s/>40000 | Pune <text:s text:c="3"/>|</text:p>
      <text:p text:style-name="P1">| <text:s text:c="2"/>1123 | Ajay <text:s text:c="4"/>| 1992-05-25 | <text:s/>45000 | Nashik <text:s/>|</text:p>
      <text:p text:style-name="P1">| <text:s text:c="2"/>1128 | Naresh <text:s text:c="2"/>| 1992-10-15 | <text:s/>45000 | Pune <text:s text:c="3"/>|</text:p>
      <text:p text:style-name="P1">+--------+----------+------------+--------+---------+</text:p>
      <text:p text:style-name="P1">3 rows in set (0.00 sec)</text:p>
      <text:p text:style-name="P1">mysql&gt; select * from Employee where salary not in(40000,45000,50000);</text:p>
      <text:p text:style-name="P1"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5 | Ramesh <text:s text:c="2"/>| 1990-03-05 | <text:s/>33000 | Mumbai <text:s/>|</text:p>
      <text:p text:style-name="P1">| <text:s text:c="2"/>1127 | Joy <text:s text:c="5"/>| 1993-11-19 | <text:s/>39000 | Pune <text:s text:c="3"/>|</text:p>
      <text:p text:style-name="P1">+--------+----------+------------+--------+---------+</text:p>
      <text:p text:style-name="P1">2 rows in set (0.01 sec)</text:p>
      <text:p text:style-name="P2">--&gt; Like predicate :</text:p>
      <text:p text:style-name="P1">mysql&gt; select * from Employee where emp_name like '%esh';</text:p>
      <text:p text:style-name="P1"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5 | Ramesh <text:s text:c="2"/>| 1990-03-05 | <text:s/>33000 | Mumbai <text:s/>|</text:p>
      <text:p text:style-name="P1">| <text:s text:c="2"/>1126 | Paresh <text:s text:c="2"/>| 1994-07-14 | <text:s/>50000 | Mumbai <text:s/>|</text:p>
      <text:p text:style-name="P1">| <text:s text:c="2"/>1128 | Naresh <text:s text:c="2"/>| 1992-10-15 | <text:s/>45000 | Pune <text:s text:c="3"/>|</text:p>
      <text:p text:style-name="P1">+--------+----------+------------+--------+---------+</text:p>
      <text:p text:style-name="P1">3 rows in set (0.01 sec)</text:p>
      <text:p text:style-name="P1">mysql&gt; select * from Employee where emp_name not like '%esh';</text:p>
      <text:p text:style-name="P1">+--------+----------+------------+--------+---------+</text:p>
      <text:p text:style-name="P1">| emp_id | emp_name | dob <text:s text:c="7"/>| salary | address |</text:p>
      <text:p text:style-name="P1">+--------+----------+------------+--------+---------+</text:p>
      <text:p text:style-name="P1">| <text:s text:c="2"/>1122 | Samir <text:s text:c="3"/>| 1991-02-22 | <text:s/>40000 | Pune <text:s text:c="3"/>|</text:p>
      <text:p text:style-name="P1">| <text:s text:c="2"/>1123 | Ajay <text:s text:c="4"/>| 1992-05-25 | <text:s/>45000 | Nashik <text:s/>|</text:p>
      <text:p text:style-name="P1">| <text:s text:c="2"/>1127 | Joy <text:s text:c="5"/>| 1993-11-19 | <text:s/>39000 | Pune <text:s text:c="3"/>|</text:p>
      <text:p text:style-name="P1">+--------+----------+------------+--------+---------+</text:p>
      <text:p text:style-name="P1">3 rows in set (0.00 sec)</text:p>
      <text:p text:style-name="P1"/>
      <text:p text:style-name="P2">## <text:s/>Functions <text:s/>##</text:p>
      <text:p text:style-name="P2"><text:soft-page-break/>--&gt; <text:s/>Min() :</text:p>
      <text:p text:style-name="P1">mysql&gt; select emp_name from Salary where salary = (select min(salary) from Employee);</text:p>
      <text:p text:style-name="P1">+----------+</text:p>
      <text:p text:style-name="P1">| emp_name |</text:p>
      <text:p text:style-name="P1">+----------+</text:p>
      <text:p text:style-name="P1">| Ramesh <text:s text:c="2"/>|</text:p>
      <text:p text:style-name="P1">+----------+</text:p>
      <text:p text:style-name="P1">1 row in set (0.01 sec)</text:p>
      <text:p text:style-name="P2">--&gt; Max() :</text:p>
      <text:p text:style-name="P1">mysql&gt; select emp_name from Salary where salary = (select max(salary) from Employee);</text:p>
      <text:p text:style-name="P1">+----------+</text:p>
      <text:p text:style-name="P1">| emp_name |</text:p>
      <text:p text:style-name="P1">+----------+</text:p>
      <text:p text:style-name="P1">| Paresh <text:s text:c="2"/>|</text:p>
      <text:p text:style-name="P1">+----------+</text:p>
      <text:p text:style-name="P1">1 row in set (0.01 sec)</text:p>
      <text:p text:style-name="P2">--&gt; Count() :</text:p>
      <text:p text:style-name="P1">mysql&gt; select count(emp_id) from Employee where emp_name like '%esh';</text:p>
      <text:p text:style-name="P1">+---------------+</text:p>
      <text:p text:style-name="P1">| count(emp_id) |</text:p>
      <text:p text:style-name="P1">+---------------+</text:p>
      <text:p text:style-name="P1">| <text:s text:c="12"/>3 |</text:p>
      <text:p text:style-name="P1">+---------------+</text:p>
      <text:p text:style-name="P1">1 row in set (0.02 sec)</text:p>
      <text:p text:style-name="P2">--&gt; Sum() :</text:p>
      <text:p text:style-name="P1">mysql&gt; select sum(salary) from Employee;</text:p>
      <text:p text:style-name="P1">+-------------+</text:p>
      <text:p text:style-name="P1">| sum(salary) |</text:p>
      <text:p text:style-name="P1">+-------------+</text:p>
      <text:p text:style-name="P1">| <text:s text:c="5"/>252000 |</text:p>
      <text:p text:style-name="P1">+-------------+</text:p>
      <text:p text:style-name="P1">1 row in set (0.03 sec)</text:p>
      <text:p text:style-name="P2">--&gt; Mid() :</text:p>
      <text:p text:style-name="P1">mysql&gt; select mid(address,1,5) from Employee;</text:p>
      <text:p text:style-name="P1">+------------------+</text:p>
      <text:p text:style-name="P1">| mid(address,1,5) |</text:p>
      <text:p text:style-name="P1">+------------------+</text:p>
      <text:p text:style-name="P1">| Pune <text:s text:c="12"/>|</text:p>
      <text:p text:style-name="P1">| Nashi <text:s text:c="11"/>|</text:p>
      <text:p text:style-name="P1">| Mumba <text:s text:c="11"/>|</text:p>
      <text:p text:style-name="P1">| Mumba <text:s text:c="11"/>|</text:p>
      <text:p text:style-name="P1">| Pune <text:s text:c="12"/>|</text:p>
      <text:p text:style-name="P1">| Pune <text:s text:c="12"/>|</text:p>
      <text:p text:style-name="P1">+------------------+</text:p>
      <text:p text:style-name="P1">6 rows in set (0.02 sec)</text:p>
      <text:p text:style-name="P2">--&gt; Lcase :</text:p>
      <text:p text:style-name="P1">mysql&gt; select lcase(address) from Employee;</text:p>
      <text:p text:style-name="P1">+----------------+</text:p>
      <text:p text:style-name="P1">| lcase(address) |</text:p>
      <text:p text:style-name="P1">+----------------+</text:p>
      <text:p text:style-name="P1">| pune <text:s text:c="10"/>|</text:p>
      <text:p text:style-name="P1">| nashik <text:s text:c="8"/>|</text:p>
      <text:p text:style-name="P1"><text:soft-page-break/>| mumbai <text:s text:c="8"/>|</text:p>
      <text:p text:style-name="P1">| mumbai <text:s text:c="8"/>|</text:p>
      <text:p text:style-name="P1">| pune <text:s text:c="10"/>|</text:p>
      <text:p text:style-name="P1">| pune <text:s text:c="10"/>|</text:p>
      <text:p text:style-name="P1">+----------------+</text:p>
      <text:p text:style-name="P1">6 rows in set (0.02 sec)</text:p>
      <text:p text:style-name="P2">--&gt; Ucase :</text:p>
      <text:p text:style-name="P1">mysql&gt; select ucase(address) from Employee;</text:p>
      <text:p text:style-name="P1">+----------------+</text:p>
      <text:p text:style-name="P1">| ucase(address) |</text:p>
      <text:p text:style-name="P1">+----------------+</text:p>
      <text:p text:style-name="P1">| PUNE <text:s text:c="10"/>|</text:p>
      <text:p text:style-name="P1">| NASHIK <text:s text:c="8"/>|</text:p>
      <text:p text:style-name="P1">| MUMBAI <text:s text:c="8"/>|</text:p>
      <text:p text:style-name="P1">| MUMBAI <text:s text:c="8"/>|</text:p>
      <text:p text:style-name="P1">| PUNE <text:s text:c="10"/>|</text:p>
      <text:p text:style-name="P1">| PUNE <text:s text:c="10"/>|</text:p>
      <text:p text:style-name="P1">+----------------+</text:p>
      <text:p text:style-name="P1">6 rows in set (0.00 sec)</text:p>
      <text:p text:style-name="P1"/>
      <text:p text:style-name="P2">## <text:s/>Set operators <text:s/>##</text:p>
      <text:p text:style-name="P1"/>
      <text:p text:style-name="P2">--&gt; Union :</text:p>
      <text:p text:style-name="P1">mysql&gt; select emp_name from Employee union select emp_name from EMP;</text:p>
      <text:p text:style-name="P1">+----------+</text:p>
      <text:p text:style-name="P1">| emp_name |</text:p>
      <text:p text:style-name="P1">+----------+</text:p>
      <text:p text:style-name="P1">| Samir <text:s text:c="3"/>|</text:p>
      <text:p text:style-name="P1">| Ajay <text:s text:c="4"/>|</text:p>
      <text:p text:style-name="P1">| Ramesh <text:s text:c="2"/>|</text:p>
      <text:p text:style-name="P1">| Paresh <text:s text:c="2"/>|</text:p>
      <text:p text:style-name="P1">| Joy <text:s text:c="5"/>|</text:p>
      <text:p text:style-name="P1">| Naresh <text:s text:c="2"/>|</text:p>
      <text:p text:style-name="P1">+----------+</text:p>
      <text:p text:style-name="P1">6 rows in set (0.05 sec)</text:p>
      <text:p text:style-name="P2">--&gt; Union all :</text:p>
      <text:p text:style-name="P1">mysql&gt; select emp_name from Employee union all select emp_name from EMP;</text:p>
      <text:p text:style-name="P1">+----------+</text:p>
      <text:p text:style-name="P1">| emp_name |</text:p>
      <text:p text:style-name="P1">+----------+</text:p>
      <text:p text:style-name="P1">| Samir <text:s text:c="3"/>|</text:p>
      <text:p text:style-name="P1">| Ajay <text:s text:c="4"/>|</text:p>
      <text:p text:style-name="P1">| Ramesh <text:s text:c="2"/>|</text:p>
      <text:p text:style-name="P1">| Paresh <text:s text:c="2"/>|</text:p>
      <text:p text:style-name="P1">| Joy <text:s text:c="5"/>|</text:p>
      <text:p text:style-name="P1">| Naresh <text:s text:c="2"/>|</text:p>
      <text:p text:style-name="P1">| Samir <text:s text:c="3"/>|</text:p>
      <text:p text:style-name="P1">| Ajay <text:s text:c="4"/>|</text:p>
      <text:p text:style-name="P1">| Joy <text:s text:c="5"/>|</text:p>
      <text:p text:style-name="P1">| Ramesh <text:s text:c="2"/>|</text:p>
      <text:p text:style-name="P1">| Paresh <text:s text:c="2"/>|</text:p>
      <text:p text:style-name="P1">+----------+</text:p>
      <text:p text:style-name="P1">11 rows in set (0.01 sec)</text:p>
      <text:p text:style-name="P1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21:20:20.77</meta:creation-date>
    <dc:date>2017-09-06T17:33:36.04</dc:date>
    <meta:editing-duration>PT8M14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7" meta:paragraph-count="310" meta:word-count="1852" meta:character-count="10535"/>
  </office:meta>
</office:document-meta>
</file>